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182a4" officeooo:paragraph-rsid="000182a4"/>
    </style:style>
    <style:style style:name="P2" style:family="paragraph" style:parent-style-name="Standard">
      <style:text-properties officeooo:rsid="0027beb8" officeooo:paragraph-rsid="000182a4"/>
    </style:style>
    <style:style style:name="P3" style:family="paragraph" style:parent-style-name="Standard">
      <style:text-properties officeooo:rsid="0002b4f6" officeooo:paragraph-rsid="0002b4f6"/>
    </style:style>
    <style:style style:name="P4" style:family="paragraph" style:parent-style-name="Standard">
      <style:text-properties officeooo:rsid="0003a933" officeooo:paragraph-rsid="0003a933"/>
    </style:style>
    <style:style style:name="P5" style:family="paragraph" style:parent-style-name="Standard">
      <style:text-properties officeooo:rsid="00056fed" officeooo:paragraph-rsid="00056fed"/>
    </style:style>
    <style:style style:name="P6" style:family="paragraph" style:parent-style-name="Standard">
      <style:text-properties officeooo:rsid="0006a011" officeooo:paragraph-rsid="0006a011"/>
    </style:style>
    <style:style style:name="P7" style:family="paragraph" style:parent-style-name="Standard">
      <style:text-properties officeooo:rsid="00087d60" officeooo:paragraph-rsid="00087d60"/>
    </style:style>
    <style:style style:name="P8" style:family="paragraph" style:parent-style-name="Standard">
      <style:text-properties officeooo:rsid="000a535f" officeooo:paragraph-rsid="000a535f"/>
    </style:style>
    <style:style style:name="P9" style:family="paragraph" style:parent-style-name="Standard">
      <style:text-properties officeooo:rsid="000bf3f7" officeooo:paragraph-rsid="000bf3f7"/>
    </style:style>
    <style:style style:name="P10" style:family="paragraph" style:parent-style-name="Standard">
      <style:text-properties officeooo:rsid="000caaaf" officeooo:paragraph-rsid="000caaaf"/>
    </style:style>
    <style:style style:name="P11" style:family="paragraph" style:parent-style-name="Standard">
      <style:text-properties officeooo:rsid="000d23e8" officeooo:paragraph-rsid="000d23e8"/>
    </style:style>
    <style:style style:name="P12" style:family="paragraph" style:parent-style-name="Standard">
      <style:text-properties officeooo:rsid="000deadf" officeooo:paragraph-rsid="000deadf"/>
    </style:style>
    <style:style style:name="P13" style:family="paragraph" style:parent-style-name="Standard">
      <style:text-properties officeooo:rsid="000deadf" officeooo:paragraph-rsid="000deadf"/>
    </style:style>
    <style:style style:name="T1" style:family="text">
      <style:text-properties officeooo:rsid="000182a4"/>
    </style:style>
    <style:style style:name="T2" style:family="text">
      <style:text-properties officeooo:rsid="000bf3f7"/>
    </style:style>
    <style:style style:name="T3" style:family="text">
      <style:text-properties officeooo:rsid="000d137a"/>
    </style:style>
    <style:style style:name="T4" style:family="text">
      <style:text-properties officeooo:rsid="001119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ybrane technologie DevOps Wykład <text:span text:style-name="T1">8</text:span> <text:span text:style-name="T1">24</text:span>.05.2020</text:p>
      <text:p text:style-name="P2"/>
      <text:p text:style-name="P1">Każdy POD ma swoje ID</text:p>
      <text:p text:style-name="P1"/>
      <text:p text:style-name="P1">Jak wygląda kwestia dostępności/widzialności usług, które są wewnątrz klastra, które umożliwiają wystawienie usług klastra na zewnątrz.</text:p>
      <text:p text:style-name="P1"/>
      <text:p text:style-name="P1">Ciche założenie: środowisko, które konfigurujemy jest środowiskiem deweloperskim/testowym. A mamy dedykowane serwisy w Azure, AWS, Google Cloud itp. wersję produkcyjną</text:p>
      <text:p text:style-name="P1"/>
      <text:p text:style-name="P3"><text:span text:style-name="T4">T</text:span>emplet<text:span text:style-name="T4">e</text:span> jest po to, żeby można było tworzyć pody jak nie mamy żadnych podów, te same info co mamy w podzie.</text:p>
      <text:p text:style-name="P3"/>
      <text:p text:style-name="P3"/>
      <text:p text:style-name="P3">&gt;kubectl cluster-info</text:p>
      <text:p text:style-name="P3">Kubernetes master is running at https://192.168.39.107:8443</text:p>
      <text:p text:style-name="P3">KubeDNS is running at https://192.168.39.107:8443/api/v1/namespaces/kube-system/services/kube-dns:dns/proxy</text:p>
      <text:p text:style-name="P3"/>
      <text:p text:style-name="P3">To further debug and diagnose cluster problems, use 'kubectl cluster-info dump'.</text:p>
      <text:p text:style-name="P3"/>
      <text:p text:style-name="P3">Sprawdzamy czy wszystko działa</text:p>
      <text:p text:style-name="P3"/>
      <text:p text:style-name="P3"/>
      <text:p text:style-name="P3"/>
      <text:p text:style-name="P4">&gt; kubectl create -f nginx-deployment.yml</text:p>
      <text:p text:style-name="P4"/>
      <text:p text:style-name="P4">deployment danego przepisu</text:p>
      <text:p text:style-name="P4"/>
      <text:p text:style-name="P4"/>
      <text:p text:style-name="P4">&gt; kubectl get deployment</text:p>
      <text:p text:style-name="P4">to samo</text:p>
      <text:p text:style-name="P4">&gt;kubectl get deploy</text:p>
      <text:p text:style-name="P4"/>
      <text:p text:style-name="P4">&gt; kubectl get replicaset</text:p>
      <text:p text:style-name="P4">to samo</text:p>
      <text:p text:style-name="P4">&gt; kubectl get rs</text:p>
      <text:p text:style-name="P4"/>
      <text:p text:style-name="P5">&gt;kubctl describe deploy my-nginx-deployment</text:p>
      <text:p text:style-name="P5"/>
      <text:p text:style-name="P5"/>
      <text:p text:style-name="P5">Wyciągamy listę podów</text:p>
      <text:p text:style-name="P5">&gt; kubectl get pods</text:p>
      <text:p text:style-name="P5"/>
      <text:p text:style-name="P5">sprawdzamy jaki ma adres IP</text:p>
      <text:p text:style-name="P5">&gt; kubectl describe pod my-nginx-deployment-96878d78b-4w7tr </text:p>
      <text:p text:style-name="P5"/>
      <text:p text:style-name="P5"/>
      <text:p text:style-name="P5">Cluster jest bardzo mocno tworem prywatnym</text:p>
      <text:p text:style-name="P5"/>
      <text:p text:style-name="P5">Service – żeby wypuścić coś na zewnątrz – organizuje </text:p>
      <text:p text:style-name="P5"><text:soft-page-break/>servis – byt wirtualny, istnieje tylko w pamięci klastra, tak naprawdę z klastrem i serwisem związane jest rootwanie adresów najczęściej za pomocą IP tables</text:p>
      <text:p text:style-name="P5"/>
      <text:p text:style-name="P5">service’sy odpowiadają za widzialność … w klastrze</text:p>
      <text:p text:style-name="P5"/>
      <text:p text:style-name="P5">rooting pomiędzy serwisami</text:p>
      <text:p text:style-name="P5"/>
      <text:p text:style-name="P5"/>
      <text:p text:style-name="P6">inne segmenty adresacji: inne ip nodów, inne podów, inne ip serwisów</text:p>
      <text:p text:style-name="P6"/>
      <text:p text:style-name="P6"/>
      <text:p text:style-name="P6">Service NodePort – wystawia na zewnątrz dla Node’a usługę</text:p>
      <text:p text:style-name="P6"/>
      <text:p text:style-name="P6">Servicce Cluster IP - serwis który mówi, że jest usługa/serwis backend, albo my-backened</text:p>
      <text:p text:style-name="P6"/>
      <text:p text:style-name="P6">Container Network Interface (CNI) – dużo plugginów do tego – zajmują się zapewnianiem regulacji ruchu, do tego będą miały dostęp tylko aplikacje typu fronten<text:span text:style-name="T4">d</text:span>, a backend tylko do tego</text:p>
      <text:p text:style-name="P6"/>
      <text:p text:style-name="P8">NodePort</text:p>
      <text:p text:style-name="P7">Zakres portów</text:p>
      <text:p text:style-name="P7">Prywatne z zakresu userspace od 30000 do około 32767</text:p>
      <text:p text:style-name="P7">Ograniczenie liczby portów – kwestie bezpieczeństwa</text:p>
      <text:p text:style-name="P7">połączenie między jednym z tych portów do portu 8080 gdzi<text:span text:style-name="T4">e</text:span> mamy naszą aplikację odbywa się za pomocą LoadBalancer’a – to jest poza klastrem</text:p>
      <text:p text:style-name="P7"/>
      <text:p text:style-name="P7"/>
      <text:p text:style-name="P8">Sam service też ma swój port</text:p>
      <text:p text:style-name="P8"/>
      <text:p text:style-name="P8"/>
      <text:p text:style-name="P8">W definicji usługi mamy trzy porty:</text:p>
      <text:p text:style-name="P8">- NodePort – <text:span text:style-name="T2">jak go nie podamy to zostanie losowany, ale wtedy musimy go skądś wyciągać, ale nie musimy wtedy dbać, żeby się nie powtórzył – u nas w przpeisie małą literą</text:span></text:p>
      <text:p text:style-name="P8">- Port w serwisie – <text:span text:style-name="T2">z reguły ten sam co w PODzie, nie ma sensu go zmieniać</text:span></text:p>
      <text:p text:style-name="P8">- Port w podzie (zdefiniowany w kontenerze) – <text:span text:style-name="T2">targetPort</text:span></text:p>
      <text:p text:style-name="P8"/>
      <text:p text:style-name="P8"/>
      <text:p text:style-name="P9">&gt;kubectl <text:s/>describe svc myapp-service</text:p>
      <text:p text:style-name="P10">to samo:</text:p>
      <text:p text:style-name="P10">&gt; kubectl describe service myapp-service</text:p>
      <text:p text:style-name="P10"/>
      <text:p text:style-name="P10">jeżeli tam jest liczba tylu adresów IP w kluczu `Endpoints` ilu replik zdefiniowanych w przepis<text:span text:style-name="T4">i</text:span>e na deployment (spec.replicas)</text:p>
      <text:p text:style-name="P10"><text:span text:style-name="T3">&gt;</text:span>kubectl describe service myapp-service</text:p>
      <text:p text:style-name="P10">Name: <text:s text:c="20"/>myapp-service</text:p>
      <text:p text:style-name="P10">Namespace: <text:s text:c="15"/>default</text:p>
      <text:p text:style-name="P10">Labels: <text:s text:c="18"/>&lt;none&gt;</text:p>
      <text:p text:style-name="P10">Annotations: <text:s text:c="13"/>&lt;none&gt;</text:p>
      <text:p text:style-name="P10">Selector: <text:s text:c="16"/>app=my-nginx,type=my-frontend</text:p>
      <text:p text:style-name="P10">Type: <text:s text:c="20"/>NodePort</text:p>
      <text:p text:style-name="P10">IP: <text:s text:c="22"/>10.108.20.232</text:p>
      <text:p text:style-name="P10">Port: <text:s text:c="20"/>&lt;unset&gt; <text:s/>80/TCP</text:p>
      <text:p text:style-name="P10">TargetPort: <text:s text:c="14"/>80/TCP</text:p>
      <text:p text:style-name="P10"><text:soft-page-break/>NodePort: <text:s text:c="16"/>&lt;unset&gt; <text:s/>30005/TCP</text:p>
      <text:p text:style-name="P10">Endpoints: <text:s text:c="15"/>172.17.0.4:80,172.17.0.5:80,172.17.0.6:80</text:p>
      <text:p text:style-name="P10">Session Affinity: <text:s text:c="8"/>None</text:p>
      <text:p text:style-name="P10">External Traffic Policy: <text:s/>Cluster</text:p>
      <text:p text:style-name="P10">Events: <text:s text:c="18"/>&lt;none&gt;</text:p>
      <text:p text:style-name="P9"/>
      <text:p text:style-name="P9"/>
      <text:p text:style-name="P9"/>
      <text:p text:style-name="P9"><text:span text:style-name="T4">r</text:span>edis-service-clusterip.yml</text:p>
      <text:p text:style-name="P11">tutaj nie trzeba definiować spec.type</text:p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08:28:38.402769402</meta:creation-date>
    <meta:generator>LibreOffice/6.0.7.3$Linux_X86_64 LibreOffice_project/00m0$Build-3</meta:generator>
    <dc:date>2020-06-21T02:47:03.249711083</dc:date>
    <meta:editing-duration>PT2H31M54S</meta:editing-duration>
    <meta:editing-cycles>7</meta:editing-cycles>
    <meta:document-statistic meta:table-count="0" meta:image-count="0" meta:object-count="0" meta:page-count="3" meta:paragraph-count="63" meta:word-count="426" meta:character-count="3311" meta:non-whitespace-character-count="2715"/>
  </office:meta>
</office:document-meta>
</file>